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entium Plus" svg:font-family="'Gentium Plus'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9167in" style:rel-column-width="4200*"/>
    </style:style>
    <style:style style:name="Table1.B" style:family="table-column">
      <style:table-column-properties style:column-width="2.4681in" style:rel-column-width="3554*"/>
    </style:style>
    <style:style style:name="Table1.C" style:family="table-column">
      <style:table-column-properties style:column-width="0.4063in" style:rel-column-width="585*"/>
    </style:style>
    <style:style style:name="Table1.D" style:family="table-column">
      <style:table-column-properties style:column-width="0.375in" style:rel-column-width="540*"/>
    </style:style>
    <style:style style:name="Table1.E" style:family="table-column">
      <style:table-column-properties style:column-width="0.7611in" style:rel-column-width="1096*"/>
    </style:style>
    <style:style style:name="Table1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ffcc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2.9167in" style:rel-column-width="4200*"/>
    </style:style>
    <style:style style:name="Table2.B" style:family="table-column">
      <style:table-column-properties style:column-width="2.4681in" style:rel-column-width="3554*"/>
    </style:style>
    <style:style style:name="Table2.C" style:family="table-column">
      <style:table-column-properties style:column-width="0.4063in" style:rel-column-width="585*"/>
    </style:style>
    <style:style style:name="Table2.D" style:family="table-column">
      <style:table-column-properties style:column-width="0.375in" style:rel-column-width="540*"/>
    </style:style>
    <style:style style:name="Table2.E" style:family="table-column">
      <style:table-column-properties style:column-width="0.7611in" style:rel-column-width="1096*"/>
    </style:style>
    <style:style style:name="Table2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E1" style:family="table-cell">
      <style:table-cell-properties fo:background-color="#ffcc99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fo:font-size="10pt" style:font-size-asian="10pt" style:font-size-complex="10pt"/>
    </style:style>
    <style:style style:name="P3" style:family="paragraph" style:parent-style-name="Preformatted_20_Text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Preformatted_20_Text">
      <style:text-properties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center" style:justify-single-word="false"/>
      <style:text-properties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Table_20_Contents">
      <style:text-properties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Standard" style:list-style-name="L1">
      <style:text-properties style:text-underline-style="none"/>
    </style:style>
    <style:style style:name="P15" style:family="paragraph" style:parent-style-name="Standard">
      <style:text-properties style:font-name="Nimbus Mono L" fo:font-size="8pt" style:text-underline-style="none" style:font-size-asian="8pt" style:font-size-complex="8pt"/>
    </style:style>
    <style:style style:name="P16" style:family="paragraph" style:parent-style-name="Standard">
      <style:text-properties style:font-name="Nimbus Mono L" fo:font-size="8pt" style:text-underline-style="none" fo:font-weight="bold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Nimbus Mono L" fo:font-size="8pt" fo:font-style="normal" style:text-underline-style="none" style:font-size-asian="8.69999980926514pt" style:font-style-asian="normal" style:font-size-complex="8.69999980926514pt" style:font-style-complex="normal"/>
    </style:style>
    <style:style style:name="P18" style:family="paragraph" style:parent-style-name="Standard">
      <style:text-properties style:font-name="Nimbus Mono L" fo:font-size="8pt" fo:font-style="normal" style:text-underline-style="none" fo:font-weight="bold" style:font-size-asian="8.69999980926514pt" style:font-style-asian="normal" style:font-weight-asian="bold" style:font-size-complex="8.69999980926514pt" style:font-style-complex="normal" style:font-weight-complex="bold"/>
    </style:style>
    <style:style style:name="P19" style:family="paragraph" style:parent-style-name="Standard">
      <style:text-properties fo:font-style="normal" style:text-underline-style="none" style:font-style-asian="normal" style:font-style-complex="normal"/>
    </style:style>
    <style:style style:name="P20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break-before="page"/>
      <style:text-properties style:text-underline-style="none"/>
    </style:style>
    <style:style style:name="P22" style:family="paragraph" style:parent-style-name="Standard">
      <style:paragraph-properties fo:break-before="page"/>
      <style:text-properties style:font-name="Nimbus Mono L" fo:font-size="8pt" fo:font-style="normal" style:text-underline-style="none" style:font-size-asian="8.69999980926514pt" style:font-style-asian="normal" style:font-size-complex="8.69999980926514pt" style:font-style-complex="normal"/>
    </style:style>
    <style:style style:name="P23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ame</text:span>:<text:tab/>VEMA</text:p>
      <text:p text:style-name="Standard"/>
      <text:p text:style-name="Standard"><text:span text:style-name="T1">Synopsis</text:span>: <text:s/>A JAVA module that abstracts access to virtual-machine configuration and runtime statistics. VEMA contains both an abstract-class layer to unify access, as well as environment-specific instances (e.g. “VMware”) to access particular systems. <text:s/>Ideally, the same critical information is available from each system, though in practice coverage of capabilities is less uniform.</text:p>
      <text:p text:style-name="Standard"/>
      <text:p text:style-name="Standard"><text:span text:style-name="T1">Class &amp; Interface structure</text:span><text:span text:style-name="T2">:</text:span></text:p>
      <text:p text:style-name="P13"/>
      <text:list xml:id="list1916219692" text:style-name="L1">
        <text:list-item>
          <text:p text:style-name="P14">VEMA <text:s/>(java interface)</text:p>
          <text:list>
            <text:list-item>
              <text:p text:style-name="P14">VemaVMware (main java access class)</text:p>
              <text:list>
                <text:list-item>
                  <text:p text:style-name="P14">VemaVMwareHost (manages host information and allowed queries)</text:p>
                  <text:list>
                    <text:list-item>
                      <text:p text:style-name="P14">VemaBaseHost (... more generically)</text:p>
                    </text:list-item>
                  </text:list>
                </text:list-item>
                <text:list-item>
                  <text:p text:style-name="P14">VemaVMwareVM <text:s/>(manages virtual-machine (“vm”) information &amp; queries)</text:p>
                  <text:list>
                    <text:list-item>
                      <text:p text:style-name="P14">VemaBaseVM (... more generically)</text:p>
                    </text:list-item>
                  </text:list>
                </text:list-item>
                <text:list-item>
                  <text:p text:style-name="P14">VemaVMwareObject <text:s/>(a unified result object – useful for flat data representations)</text:p>
                  <text:list>
                    <text:list-item>
                      <text:p text:style-name="P14">VemaBaseObject</text:p>
                    </text:list-item>
                  </text:list>
                </text:list-item>
                <text:list-item>
                  <text:p text:style-name="P14">VemaBaseMetric <text:s/>(a unified value-time metric object that tracks state &amp; other key info)</text:p>
                </text:list-item>
                <text:list-item>
                  <text:p text:style-name="P14">VemaBaseQuery (a “query-string” + “warningThreshold” + “criticalThreshold” object)</text:p>
                </text:list-item>
                <text:list-item>
                  <text:p text:style-name="P14">VemaBaseSynthetic (supports composite, or computed statistics information)</text:p>
                </text:list-item>
              </text:list>
            </text:list-item>
          </text:list>
        </text:list-item>
        <text:list-item>
          <text:p text:style-name="P14">VemaConstants (various enums)</text:p>
        </text:list-item>
        <text:list-item>
          <text:p text:style-name="P14">com.groundwork.agents.vema.vmware.deprecated</text:p>
          <text:list>
            <text:list-item>
              <text:p text:style-name="P14">SimpleClient (java – the entry point to many testing routines)</text:p>
            </text:list-item>
            <text:list-item>
              <text:p text:style-name="P14">PrintCounters (java – demo of access to VIM25 counters)</text:p>
            </text:list-item>
            <text:list-item>
              <text:p text:style-name="P14">RealTime(java – more counters)</text:p>
            </text:list-item>
            <text:list-item>
              <text:p text:style-name="P14">VemaPhysicalHost (java – early idea for host object structure. <text:s/>Not used)</text:p>
            </text:list-item>
            <text:list-item>
              <text:p text:style-name="P14">VemaRotor (java – early work on an autonomous data-collection interface)</text:p>
            </text:list-item>
            <text:list-item>
              <text:p text:style-name="P14">VemaScanTest (java – experimental)</text:p>
            </text:list-item>
            <text:list-item>
              <text:p text:style-name="P14">VemaVirtualHost (java – twin brother to VemaPhysicalHost)</text:p>
            </text:list-item>
            <text:list-item>
              <text:p text:style-name="P14">VemaVM (yet another java testbed.)</text:p>
            </text:list-item>
          </text:list>
        </text:list-item>
        <text:list-item>
          <text:p text:style-name="P14">com.groundwork.agents.vema.vmware.servlet</text:p>
          <text:list>
            <text:list-item>
              <text:p text:style-name="P14">VMWareServlet (java – central switchyard between GWOS, VEMA and other modules)</text:p>
            </text:list-item>
          </text:list>
        </text:list-item>
      </text:list>
      <text:p text:style-name="P13"/>
      <text:p text:style-name="P1">Top Level Access and Control</text:p>
      <text:p text:style-name="P13"/>
      <text:p text:style-name="P13">In the simplest and most directly accessible use would follow this snippet of code:</text:p>
      <text:p text:style-name="P13"/>
      <text:p text:style-name="P21"/>
      <text:p text:style-name="P15"><text:s text:c="4"/>public static void TestSimpleClient(String[] args)</text:p>
      <text:p text:style-name="P15"><text:s text:c="4"/>{</text:p>
      <text:p text:style-name="P16"><text:s text:c="8"/>VemaVMware vema = new VemaVMware();</text:p>
      <text:p text:style-name="P16"/>
      <text:p text:style-name="P15"><text:s text:c="8"/>log.info("Begin of TestSimpleClient(String[] args)");</text:p>
      <text:p text:style-name="P15"><text:s text:c="8"/>try {</text:p>
      <text:p text:style-name="P15"><text:s text:c="12"/>getConnectionParameters(args);</text:p>
      <text:p text:style-name="P15"><text:s text:c="12"/>log.info("TestSimpleClient: loaded parameters");</text:p>
      <text:p text:style-name="P15"><text:s text:c="12"/>if (help) {</text:p>
      <text:p text:style-name="P15"><text:s text:c="16"/>printUsage("TRACE 1");</text:p>
      <text:p text:style-name="P15"><text:s text:c="16"/>return;</text:p>
      <text:p text:style-name="P15"><text:s text:c="12"/>}</text:p>
      <text:p text:style-name="P15"><text:s text:c="12"/>log.info("TestSimpleClient: no trace!");</text:p>
      <text:p text:style-name="P16"><text:s text:c="12"/>vema.connect( url, userName, password, vmName );</text:p>
      <text:p text:style-name="P16"/>
      <text:p text:style-name="P15"><text:s text:c="12"/>log.info("TestSimpleClient: past connection to vema()");</text:p>
      <text:p text:style-name="P16"><text:s text:c="12"/>testListHost( vema );</text:p>
      <text:p text:style-name="P15"><text:s text:c="12"/>log.info("TestSimpleClient: past 'testListHost()'");</text:p>
      <text:p text:style-name="P15"><text:s text:c="8"/>}</text:p>
      <text:p text:style-name="P15"><text:s text:c="8"/>catch (IllegalArgumentException e) {</text:p>
      <text:p text:style-name="P15"><text:s text:c="12"/>System.out.println("IllegalArgument" + e.getMessage());</text:p>
      <text:p text:style-name="P15"><text:s text:c="8"/>}</text:p>
      <text:p text:style-name="P15"><text:s text:c="8"/>catch (SOAPFaultException sfe) {</text:p>
      <text:p text:style-name="P15"><text:s text:c="12"/>printSoapFaultException(sfe);</text:p>
      <text:p text:style-name="P15"><text:s text:c="8"/>}</text:p>
      <text:p text:style-name="P15"><text:s text:c="8"/>catch (Exception e) {</text:p>
      <text:p text:style-name="P15"><text:s text:c="12"/>log.error("General Exception" + e);</text:p>
      <text:p text:style-name="P15"><text:s text:c="12"/>e.printStackTrace();</text:p>
      <text:p text:style-name="P15"><text:s text:c="8"/>}</text:p>
      <text:p text:style-name="P15"><text:s text:c="8"/>finally {</text:p>
      <text:p text:style-name="P15"><text:s text:c="12"/>try {</text:p>
      <text:p text:style-name="P16"><text:s text:c="16"/>vema.disconnect();</text:p>
      <text:p text:style-name="P15"><text:s text:c="12"/>}</text:p>
      <text:p text:style-name="P15"><text:s text:c="12"/>catch (SOAPFaultException sfe) {</text:p>
      <text:p text:style-name="P15"><text:s text:c="16"/>printSoapFaultException(sfe);</text:p>
      <text:p text:style-name="P15"><text:s text:c="12"/>}</text:p>
      <text:p text:style-name="P15"><text:s text:c="12"/>catch (Exception e) {</text:p>
      <text:p text:style-name="P15"><text:s text:c="16"/>System.out.println("Failed to disconnect - " + e.getMessage());</text:p>
      <text:p text:style-name="P15"><text:s text:c="16"/>log.error( <text:s text:c="8"/>"Failed to disconnect - " + e.getMessage());</text:p>
      <text:p text:style-name="P15"><text:s text:c="16"/>e.printStackTrace();</text:p>
      <text:p text:style-name="P15"><text:s text:c="12"/>}</text:p>
      <text:p text:style-name="P15"><text:s text:c="8"/>}</text:p>
      <text:p text:style-name="P15"><text:s text:c="4"/>}</text:p>
      <text:p text:style-name="P13"/>
      <text:p text:style-name="P1"><text:span text:style-name="T2">One [a] makes a </text:span><text:span text:style-name="T3">VemaVMware</text:span><text:span text:style-name="T5"> object, [b] connects to it with network-URL and authentication information, [c] goes and collects statistics and configuration information (</text:span><text:span text:style-name="T3">testListHost</text:span><text:span text:style-name="T5">), then [d] disconnects upon exiting. </text:span></text:p>
      <text:p text:style-name="P19"/>
      <text:p text:style-name="P19">In turn the actual metric collection process is e<text:tab/>qually straight forward:</text:p>
      <text:p text:style-name="P19"/>
      <text:p text:style-name="P19">(code on next page)</text:p>
      <text:p text:style-name="P19"/>
      <text:p text:style-name="P22"><text:s text:c="4"/>private static void testListHost( VemaVMware vema )</text:p>
      <text:p text:style-name="P17"><text:s text:c="4"/>{</text:p>
      <text:p text:style-name="P17"><text:s text:c="4"/><text:tab/>List&lt;VemaBaseQuery&gt; hypervisorMetrics = new ArrayList&lt;VemaBaseQuery&gt;();</text:p>
      <text:p text:style-name="P17"><text:s text:c="4"/><text:tab/>List&lt;VemaBaseQuery&gt; vmMetrics <text:s text:c="8"/>= new ArrayList&lt;VemaBaseQuery&gt;();</text:p>
      <text:p text:style-name="P17"/>
      <text:p text:style-name="P17"><text:s text:c="7"/>// FILL the hypervisorMetric and vmMetrics lists, here, to extend</text:p>
      <text:p text:style-name="P17"><text:s text:c="7"/>// the default statistics gathered as part of vema.getListHost()</text:p>
      <text:p text:style-name="P17"/>
      <text:p text:style-name="P18"><text:s text:c="4"/><text:tab/>ConcurrentHashMap&lt;String, VemaVMwareHost&gt; hosts = </text:p>
      <text:p text:style-name="P18"><text:s text:c="12"/>vema.getListHost((ConcurrentHashMap&lt;String, VemaVMwareHost&gt;) null, </text:p>
      <text:p text:style-name="P18"><text:s text:c="30"/>hypervisorMetrics, </text:p>
      <text:p text:style-name="P18"><text:s text:c="30"/>vmMetrics );</text:p>
      <text:p text:style-name="P18"/>
      <text:p text:style-name="P17"><text:s text:c="8"/>if( hosts == null )</text:p>
      <text:p text:style-name="P17"><text:s text:c="8"/>{</text:p>
      <text:p text:style-name="P17"><text:s text:c="12"/>log.info( "No HOSTS returned by VemaVMware.getListHost()" );</text:p>
      <text:p text:style-name="P17"><text:s text:c="12"/>return;</text:p>
      <text:p text:style-name="P17"><text:s text:c="8"/>}</text:p>
      <text:p text:style-name="P17"/>
      <text:p text:style-name="P17"><text:s text:c="8"/>for( String hostkey : hosts.keySet() )</text:p>
      <text:p text:style-name="P17"><text:s text:c="8"/>{</text:p>
      <text:p text:style-name="P17"><text:s text:c="12"/>VemaVMwareHost host = hosts.get(hostkey);</text:p>
      <text:p text:style-name="P17"><text:s text:c="12"/></text:p>
      <text:p text:style-name="P17"><text:s text:c="12"/>log.info(aPad("]", "Host handle[ " + hostkey + " ]"));</text:p>
      <text:p text:style-name="P17"><text:s text:c="12"/>log.info(aPad("]", "Host ID <text:s text:c="3"/>[ " + host.getHostName() + " ]"));</text:p>
      <text:p text:style-name="P17"><text:s text:c="12"/>log.info(aPad("]", "Host Grp <text:s text:c="2"/>[ " + host.getHostGroup() + " ]"));</text:p>
      <text:p text:style-name="P17"><text:s text:c="12"/>log.info(aPad("]", "Host IP <text:s text:c="3"/>[ " + host.getIpAddress() + " ]"));</text:p>
      <text:p text:style-name="P17"><text:s text:c="12"/>log.info(aPad("]", "Host Mac <text:s text:c="2"/>[ " + host.getMacAddress() + " ]"));</text:p>
      <text:p text:style-name="P17"><text:s text:c="12"/>log.info(aPad("]", "Host Descr [ " + host.getDescription() + " ]"));</text:p>
      <text:p text:style-name="P17"><text:s text:c="12"/>log.info(aPad("]", "Host Bootd [ " + host.getBootDate() + " ]"));</text:p>
      <text:p text:style-name="P17"><text:s text:c="12"/>log.info(aPad("]", "Host LastD [ " + host.getLastUpdate() + " ])"));</text:p>
      <text:p text:style-name="P17"><text:s text:c="12"/>for( String key : host.getConfigPool().keySet() )</text:p>
      <text:p text:style-name="P17"><text:s text:c="12"/><text:tab/>log.info(aPad("]", "Host Config[ " + key + " ] = '" </text:p>
      <text:p text:style-name="P17"><text:s text:c="23"/>+ host.getConfig( key ).getCurrValue() + "'" ));</text:p>
      <text:p text:style-name="P17"><text:s text:c="12"/>for( String key : host.getMetricPool().keySet() )</text:p>
      <text:p text:style-name="P17"><text:s text:c="12"/><text:tab/>log.info(aPad("]", "Host Metric[ " + key + " ] = '" </text:p>
      <text:p text:style-name="P17"><text:s text:c="23"/>+ host.getMetric( key ).getCurrValue() + "'" ));</text:p>
      <text:p text:style-name="P17"><text:s text:c="12"/></text:p>
      <text:p text:style-name="P17"><text:s text:c="12"/>for( String vmkey : host.getVMPool().keySet() )</text:p>
      <text:p text:style-name="P17"><text:s text:c="12"/>{</text:p>
      <text:p text:style-name="P17"><text:s text:c="12"/><text:tab/>VemaBaseVM vm = host.getVM(vmkey);</text:p>
      <text:p text:style-name="P17"><text:s text:c="12"/><text:tab/></text:p>
      <text:p text:style-name="P17"><text:s text:c="15"/>log.info(aPad("]", "VM handle[ " + vmkey + " ]"));</text:p>
      <text:p text:style-name="P17"><text:s text:c="15"/>log.info(aPad("]", "VM ID <text:s text:c="3"/>[ " + vm.getVMName() + " ]"));</text:p>
      <text:p text:style-name="P17"><text:s text:c="15"/>log.info(aPad("]", "VM Hyper [ " + vm.getHypervisor() + " ]"));</text:p>
      <text:p text:style-name="P17"><text:s text:c="15"/>log.info(aPad("]", "VM State [ " + vm.getGuestState() + " ]"));</text:p>
      <text:p text:style-name="P17"><text:s text:c="15"/>log.info(aPad("]", "VM IP <text:s text:c="3"/>[ " + vm.getIpAddress() + " ]"));</text:p>
      <text:p text:style-name="P17"><text:s text:c="15"/>log.info(aPad("]", "VM Mac <text:s text:c="2"/>[ " + vm.getMacAddress() + " ]"));</text:p>
      <text:p text:style-name="P17"><text:s text:c="15"/>log.info(aPad("]", "VM Bootd [ " + vm.getBootDate() + " ]"));</text:p>
      <text:p text:style-name="P17"><text:s text:c="15"/>log.info(aPad("]", "VM LastD [ " + vm.getLastUpdate() + " ]"));</text:p>
      <text:p text:style-name="P17"/>
      <text:p text:style-name="P17"><text:s text:c="16"/>for( String key : vm.getConfigPool().keySet() )</text:p>
      <text:p text:style-name="P17"><text:s text:c="16"/><text:tab/>log.info(aPad("]", "VM Config[ " + key + " ] = '" </text:p>
      <text:p text:style-name="P17"><text:s text:c="30"/>+ vm.getConfig( key ).getCurrValue() + "'" ));</text:p>
      <text:p text:style-name="P17"><text:s text:c="16"/>for( String key : vm.getMetricPool().keySet() )</text:p>
      <text:p text:style-name="P17"><text:s text:c="16"/><text:tab/>log.info(aPad("]", "VM Metric[ " + key + " ] = '" </text:p>
      <text:p text:style-name="P17"><text:s text:c="30"/>+ vm.getMetric( key ).getCurrValue() + "'" ));</text:p>
      <text:p text:style-name="P17"><text:s text:c="12"/>}</text:p>
      <text:p text:style-name="P17"><text:s text:c="8"/>}</text:p>
      <text:p text:style-name="P17"><text:s text:c="4"/>}</text:p>
      <text:p text:style-name="P19"/>
      <text:p text:style-name="P1"><text:span text:style-name="T5">This shows, almost in its entirety the access-method to VMware host and virtual machine information. <text:s/>In </text:span><text:span text:style-name="T6">bold</text:span><text:span text:style-name="T7"> are the key lines that must be done to actually go-get the information.</text:span></text:p>
      <text:p text:style-name="P20"/>
      <text:p text:style-name="P1"><text:span text:style-name="T7">Note the [</text:span><text:span text:style-name="T4">hypervisorMetrics</text:span><text:span text:style-name="T7">] and [</text:span><text:span text:style-name="T4">vmMetrics</text:span><text:span text:style-name="T7">] lists of </text:span><text:span text:style-name="T4">VemaBaseQuery</text:span><text:span text:style-name="T7"> class objects. <text:s/>These are </text:span><text:span text:style-name="T8">very</text:span><text:span text:style-name="T7"> important, as they are the symbolic accessors to environment-specific supported and synthetic statistics. <text:s text:c="2"/>The actual method call (</text:span><text:span text:style-name="T4">vema.getListHost()</text:span><text:span text:style-name="T7">) which retrieves the collected statistics and config structure </text:span><text:span text:style-name="T8">extends</text:span><text:span text:style-name="T7"> a list of default critical built-in accessor strings. <text:s/></text:span></text:p>
      <text:p text:style-name="P23">VMware Supported Metrics</text:p>
      <text:p text:style-name="P20"/>
      <text:p text:style-name="P1"><text:span text:style-name="T7">At a high level the following metrics are supported. <text:s/>Some are </text:span><text:span text:style-name="T4">required for use within the module</text:span><text:span text:style-name="T7"> to compute either synthetic statistics, or, for populating key operational access fields (such as IP address, MAC address) and cannot be excluded. <text:s/>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9">Statistic Accessor String</text:p>
            </table:table-cell>
            <table:table-cell table:style-name="Table1.A1" office:value-type="string">
              <text:p text:style-name="P9">Notes and comments</text:p>
            </table:table-cell>
            <table:table-cell table:style-name="Table1.A1" office:value-type="string">
              <text:p text:style-name="P10">Host</text:p>
            </table:table-cell>
            <table:table-cell table:style-name="Table1.A1" office:value-type="string">
              <text:p text:style-name="P10">VM</text:p>
            </table:table-cell>
            <table:table-cell table:style-name="Table1.E1" office:value-type="string">
              <text:p text:style-name="P10">Critical</text:p>
            </table:table-cell>
          </table:table-row>
        </table:table-header-rows>
        <table:table-row>
          <table:table-cell table:style-name="Table1.A2" office:value-type="string">
            <text:p text:style-name="P4">guest.guestState</text:p>
          </table:table-cell>
          <table:table-cell table:style-name="Table1.A2" office:value-type="string">
            <text:p text:style-name="P4">Up, dow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guest.hostName</text:p>
          </table:table-cell>
          <table:table-cell table:style-name="Table1.A2" office:value-type="string">
            <text:p text:style-name="P4">Coded as [host-1234]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4">guest.ipAddress</text:p>
          </table:table-cell>
          <table:table-cell table:style-name="Table1.A2" office:value-type="string">
            <text:p text:style-name="P4">First IP address, if multiple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guest.net</text:p>
          </table:table-cell>
          <table:table-cell table:style-name="Table1.A2" office:value-type="string">
            <text:p text:style-name="P4">Complex object, not directly usefu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hardware.cpuInfo.hz</text:p>
          </table:table-cell>
          <table:table-cell table:style-name="Table1.A2" office:value-type="string">
            <text:p text:style-name="P11">e.g. 3143234432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hardware.cpuInfo.numCpuThreads</text:p>
          </table:table-cell>
          <table:table-cell table:style-name="Table1.A2" office:value-type="string">
            <text:p text:style-name="P11">e.g. 8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hardware.memorySize</text:p>
          </table:table-cell>
          <table:table-cell table:style-name="Table1.A2" office:value-type="string">
            <text:p text:style-name="P11">e.g. 16342123000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hardware.systemInfo.model</text:p>
          </table:table-cell>
          <table:table-cell table:style-name="Table1.A2" office:value-type="string">
            <text:p text:style-name="P11">e.g. “Dell PowerEdge 192B”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hardware.systemInfo.vendor</text:p>
          </table:table-cell>
          <table:table-cell table:style-name="Table1.A2" office:value-type="string">
            <text:p text:style-name="P11">e.g. “Dell”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4">name</text:p>
          </table:table-cell>
          <table:table-cell table:style-name="Table1.A2" office:value-type="string">
            <text:p text:style-name="P4">Name of the entity, in VMware format.</text:p>
          </table:table-cell>
          <table:table-cell table:style-name="Table1.A2" office:value-type="string">
            <text:p text:style-name="P5">Y</text:p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runtime.powerState</text:p>
          </table:table-cell>
          <table:table-cell table:style-name="Table1.A2" office:value-type="string">
            <text:p text:style-name="P11">e.g. POWERED_ON / POWERED_OFF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4">summary.config.memorySizeMB</text:p>
          </table:table-cell>
          <table:table-cell table:style-name="Table1.A2" office:value-type="string">
            <text:p text:style-name="P4">e.g. 409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config.name</text:p>
          </table:table-cell>
          <table:table-cell table:style-name="Table1.A2" office:value-type="string">
            <text:p text:style-name="P4">e.g. VM-123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config.numCpu</text:p>
          </table:table-cell>
          <table:table-cell table:style-name="Table1.A2" office:value-type="string">
            <text:p text:style-name="P4">e.g. 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config.numEthernetCards</text:p>
          </table:table-cell>
          <table:table-cell table:style-name="Table1.A2" office:value-type="string">
            <text:p text:style-name="P4">e.g. 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config.numVirtualDisks</text:p>
          </table:table-cell>
          <table:table-cell table:style-name="Table1.A2" office:value-type="string">
            <text:p text:style-name="P4">e.g. 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guest.hostName</text:p>
          </table:table-cell>
          <table:table-cell table:style-name="Table1.A2" office:value-type="string">
            <text:p text:style-name="P4">e.g. www-dev-platform-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4">summary.guest.ipAddress</text:p>
          </table:table-cell>
          <table:table-cell table:style-name="Table1.A2" office:value-type="string">
            <text:p text:style-name="P4">e.g. 123.45.74.10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11">summary.hardware.cpuMhz</text:p>
          </table:table-cell>
          <table:table-cell table:style-name="Table1.A2" office:value-type="string">
            <text:p text:style-name="P11">e.g. 3102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>Y</text:p>
          </table:table-cell>
        </table:table-row>
        <table:table-row>
          <table:table-cell table:style-name="Table1.A2" office:value-type="string">
            <text:p text:style-name="P11">summary.hardware.memorySize</text:p>
          </table:table-cell>
          <table:table-cell table:style-name="Table1.A2" office:value-type="string">
            <text:p text:style-name="P11">e.g. 16400 <text:s/>(could be long bytes tho')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>Y</text:p>
          </table:table-cell>
        </table:table-row>
        <table:table-row>
          <table:table-cell table:style-name="Table1.A2" office:value-type="string">
            <text:p text:style-name="P11">summary.hardware.model</text:p>
          </table:table-cell>
          <table:table-cell table:style-name="Table1.A2" office:value-type="string">
            <text:p text:style-name="P11">e.g. “Dell PowerEdge 192B”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>Y</text:p>
          </table:table-cell>
        </table:table-row>
        <table:table-row>
          <table:table-cell table:style-name="Table1.A2" office:value-type="string">
            <text:p text:style-name="P11">summary.hardware.numCpuCores</text:p>
          </table:table-cell>
          <table:table-cell table:style-name="Table1.A2" office:value-type="string">
            <text:p text:style-name="P11">e.g. 2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summary.hardware.numCpuPkgs</text:p>
          </table:table-cell>
          <table:table-cell table:style-name="Table1.A2" office:value-type="string">
            <text:p text:style-name="P11">e.g. 2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summary.hardware.numCpuThreads</text:p>
          </table:table-cell>
          <table:table-cell table:style-name="Table1.A2" office:value-type="string">
            <text:p text:style-name="P11">e.g. 8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summary.hardware.vendor</text:p>
          </table:table-cell>
          <table:table-cell table:style-name="Table1.A2" office:value-type="string">
            <text:p text:style-name="P11">e.g. “Dell”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4">summary.quickStats.balloonedMemory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quickStats.compressedMemory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4">summary.quickStats.consumedOverheadMemory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quickStats.guestMemoryUsage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quickStats.hostMemoryUsage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quickStats.overallCpuDemand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summary.quickStats.overallCpuUsage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>Y</text:p>
          </table:table-cell>
          <table:table-cell table:style-name="Table1.E2" office:value-type="string">
            <text:p text:style-name="P12">Y</text:p>
          </table:table-cell>
        </table:table-row>
        <table:table-row>
          <table:table-cell table:style-name="Table1.A2" office:value-type="string">
            <text:p text:style-name="P11">summary.quickStats.overallMemoryUsage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>Y</text:p>
          </table:table-cell>
        </table:table-row>
        <table:table-row>
          <table:table-cell table:style-name="Table1.A2" office:value-type="string">
            <text:p text:style-name="P4">summary.quickStats.privateMemory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quickStats.sharedMemory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quickStats.ssdSwappedMemory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4">summary.quickStats.swappedMemory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summary.quickStats.uptime</text:p>
          </table:table-cell>
          <table:table-cell table:style-name="Table1.A2" office:value-type="string">
            <text:p text:style-name="P11">Uptime in seconds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>Y</text:p>
          </table:table-cell>
        </table:table-row>
        <table:table-row>
          <table:table-cell table:style-name="Table1.A2" office:value-type="string">
            <text:p text:style-name="P4">summary.quickStats.uptimeSeconds</text:p>
          </table:table-cell>
          <table:table-cell table:style-name="Table1.A2" office:value-type="string">
            <text:p text:style-name="P4">Uptime in second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summary.runtime.bootTime</text:p>
          </table:table-cell>
          <table:table-cell table:style-name="Table1.A2" office:value-type="string">
            <text:p text:style-name="P11">... since boot time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>Y</text:p>
          </table:table-cell>
          <table:table-cell table:style-name="Table1.E2" office:value-type="string">
            <text:p text:style-name="P12">Y</text:p>
          </table:table-cell>
        </table:table-row>
        <table:table-row>
          <table:table-cell table:style-name="Table1.A2" office:value-type="string">
            <text:p text:style-name="P4">summary.runtime.connectionState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>Y</text:p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runtime.host</text:p>
          </table:table-cell>
          <table:table-cell table:style-name="Table1.A2" office:value-type="string">
            <text:p text:style-name="P4">VMware name of host e.g. HOST-123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runtime.maxCpuUsage</text:p>
          </table:table-cell>
          <table:table-cell table:style-name="Table1.A2" office:value-type="string">
            <text:p text:style-name="P4">e.g. 17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runtime.maxMemoryUsage</text:p>
          </table:table-cell>
          <table:table-cell table:style-name="Table1.A2" office:value-type="string">
            <text:p text:style-name="P4">e.g. 202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runtime.memoryOverhead</text:p>
          </table:table-cell>
          <table:table-cell table:style-name="Table1.A2" office:value-type="string">
            <text:p text:style-name="P4">See VMWARE documentation. <text:s/>Importan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summary.runtime.powerState</text:p>
          </table:table-cell>
          <table:table-cell table:style-name="Table1.A2" office:value-type="string">
            <text:p text:style-name="P11">e.g. POWERED_ON / POWERED_OFF</text:p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>Y</text:p>
          </table:table-cell>
          <table:table-cell table:style-name="Table1.E2" office:value-type="string">
            <text:p text:style-name="P12">Y</text:p>
          </table:table-cell>
        </table:table-row>
        <table:table-row>
          <table:table-cell table:style-name="Table1.A2" office:value-type="string">
            <text:p text:style-name="P4">summary.storage.committed</text:p>
          </table:table-cell>
          <table:table-cell table:style-name="Table1.A2" office:value-type="string">
            <text:p text:style-name="P4">e.g. 1730000000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ummary.storage.uncommitted</text:p>
          </table:table-cell>
          <table:table-cell table:style-name="Table1.A2" office:value-type="string">
            <text:p text:style-name="P4">e.g. 1200000000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Y</text:p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vm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>Y</text:p>
          </table:table-cell>
        </table:table-row>
      </table:table>
      <text:p text:style-name="Text_20_body"/>
      <text:p text:style-name="Text_20_body">In addition to the VMware standard access strings, we also “synthesize” somewhat more useful percentage-of-maximum statistics: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9">Statistic Accessor String</text:p>
            </table:table-cell>
            <table:table-cell table:style-name="Table2.A1" office:value-type="string">
              <text:p text:style-name="P9">Notes and comments</text:p>
            </table:table-cell>
            <table:table-cell table:style-name="Table2.A1" office:value-type="string">
              <text:p text:style-name="P10">Host</text:p>
            </table:table-cell>
            <table:table-cell table:style-name="Table2.A1" office:value-type="string">
              <text:p text:style-name="P10">VM</text:p>
            </table:table-cell>
            <table:table-cell table:style-name="Table2.E1" office:value-type="string">
              <text:p text:style-name="P10">Critical</text:p>
            </table:table-cell>
          </table:table-row>
        </table:table-header-rows>
        <table:table-row>
          <table:table-cell table:style-name="Table2.A2" office:value-type="string">
            <text:p text:style-name="P11">syn.host.cpu.unused</text:p>
          </table:table-cell>
          <table:table-cell table:style-name="Table2.A2" office:value-type="string">
            <text:p text:style-name="P11">% of CPU that is <text:span text:style-name="T1">un</text:span><text:span text:style-name="T2">used</text:span></text:p>
          </table:table-cell>
          <table:table-cell table:style-name="Table2.A2" office:value-type="string">
            <text:p text:style-name="P12">Y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>syn.host.cpu.used</text:p>
          </table:table-cell>
          <table:table-cell table:style-name="Table2.A2" office:value-type="string">
            <text:p text:style-name="P11">% of CPU that is in use</text:p>
          </table:table-cell>
          <table:table-cell table:style-name="Table2.A2" office:value-type="string">
            <text:p text:style-name="P12">Y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>syn.host.mem.unused</text:p>
          </table:table-cell>
          <table:table-cell table:style-name="Table2.A2" office:value-type="string">
            <text:p text:style-name="P11">% of memory that is <text:span text:style-name="T1">un</text:span><text:span text:style-name="T2">used</text:span></text:p>
          </table:table-cell>
          <table:table-cell table:style-name="Table2.A2" office:value-type="string">
            <text:p text:style-name="P12">Y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>syn.host.mem.used</text:p>
          </table:table-cell>
          <table:table-cell table:style-name="Table2.A2" office:value-type="string">
            <text:p text:style-name="P11">% of memory that is in use</text:p>
          </table:table-cell>
          <table:table-cell table:style-name="Table2.A2" office:value-type="string">
            <text:p text:style-name="P12">Y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4">syn.vm.cpu.cpuToMax.unused</text:p>
          </table:table-cell>
          <table:table-cell table:style-name="Table2.A2" office:value-type="string">
            <text:p text:style-name="P4">Similar to above, but for VMs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>Y</text:p>
          </table:table-cell>
        </table:table-row>
        <text:soft-page-break/>
        <table:table-row>
          <table:table-cell table:style-name="Table2.A2" office:value-type="string">
            <text:p text:style-name="P4">syn.vm.cpu.cpuToMax.used</text:p>
          </table:table-cell>
          <table:table-cell table:style-name="Table2.A2" office:value-type="string">
            <text:p text:style-name="P4">... ditto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4">syn.vm.mem.balloonToConfigMemSize.unused</text:p>
          </table:table-cell>
          <table:table-cell table:style-name="Table2.A2" office:value-type="string">
            <text:p text:style-name="P4">These compare the [balloonMemory] statistics against the [totalMemory] of the virtual machine. <text:s/>Again, represented as a PERCENTAGE between 0-100.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>Y</text:p>
          </table:table-cell>
        </table:table-row>
        <table:table-row>
          <table:table-cell table:style-name="Table2.A2" office:value-type="string">
            <text:p text:style-name="P4">syn.vm.mem.balloonToConfigMemSize.used</text:p>
          </table:table-cell>
          <table:table-cell table:style-name="Table2.A2" office:value-type="string">
            <text:p text:style-name="P4">Used quantity compared to total.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4">syn.vm.mem.compressedToConfigMemSize.unused</text:p>
          </table:table-cell>
          <table:table-cell table:style-name="Table2.A2" office:value-type="string">
            <text:p text:style-name="P4">[compressedMemory] compared to [totalMemory] – amount <text:span text:style-name="T1">un</text:span><text:span text:style-name="T2">used</text:span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>Y</text:p>
          </table:table-cell>
        </table:table-row>
        <table:table-row>
          <table:table-cell table:style-name="Table2.A2" office:value-type="string">
            <text:p text:style-name="P4">syn.vm.mem.compressedToConfigMemSize.used</text:p>
          </table:table-cell>
          <table:table-cell table:style-name="Table2.A2" office:value-type="string">
            <text:p text:style-name="P4">[compressedMemory] compared to [totalMemory] – amount in use.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4">syn.vm.mem.guestToConfigMemSize.unused</text:p>
          </table:table-cell>
          <table:table-cell table:style-name="Table2.A2" office:value-type="string">
            <text:p text:style-name="P4">[guestMemory] ... to [totalMemory]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>Y</text:p>
          </table:table-cell>
        </table:table-row>
        <table:table-row>
          <table:table-cell table:style-name="Table2.A2" office:value-type="string">
            <text:p text:style-name="P4">syn.vm.mem.guestToConfigMemSize.used</text:p>
          </table:table-cell>
          <table:table-cell table:style-name="Table2.A2" office:value-type="string">
            <text:p text:style-name="P4">[guestMemory] ... to [totalMemory]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4">syn.vm.mem.sharedToConfigMemSize.unused</text:p>
          </table:table-cell>
          <table:table-cell table:style-name="Table2.A2" office:value-type="string">
            <text:p text:style-name="P4">[sharedMemory] ... to [totalMemory]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>Y</text:p>
          </table:table-cell>
        </table:table-row>
        <table:table-row>
          <table:table-cell table:style-name="Table2.A2" office:value-type="string">
            <text:p text:style-name="P4">syn.vm.mem.sharedToConfigMemSize.used</text:p>
          </table:table-cell>
          <table:table-cell table:style-name="Table2.A2" office:value-type="string">
            <text:p text:style-name="P4">[sharedMemory] ... to [totalMemory]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4">syn.vm.mem.swappedToConfigMemSize.unused</text:p>
          </table:table-cell>
          <table:table-cell table:style-name="Table2.A2" office:value-type="string">
            <text:p text:style-name="P4">[swappedMemory] ... to [totalMemory]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>Y</text:p>
          </table:table-cell>
        </table:table-row>
        <table:table-row>
          <table:table-cell table:style-name="Table2.A2" office:value-type="string">
            <text:p text:style-name="P4">syn.vm.mem.swappedToConfigMemSize.used</text:p>
          </table:table-cell>
          <table:table-cell table:style-name="Table2.A2" office:value-type="string">
            <text:p text:style-name="P4">[swappedMemory] ... to [totalMemory]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Y</text:p>
          </table:table-cell>
          <table:table-cell table:style-name="Table2.E2" office:value-type="string">
            <text:p text:style-name="P5"/>
          </table:table-cell>
        </table:table-row>
      </table:table>
      <text:p text:style-name="P2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entium Plus" svg:font-family="'Gentium Plus'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ntium Plus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ntium Plu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entium Plu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entium Plu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Gentium Plus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Lynch</meta:initial-creator>
    <meta:creation-date>2012-08-10T10:10:11</meta:creation-date>
    <meta:generator>OpenOffice.org/3.2$Unix OpenOffice.org_project/320m19$Build-9505</meta:generator>
    <dc:date>2012-08-10T12:24:26</dc:date>
    <dc:creator>Robert Lynch</dc:creator>
    <meta:editing-duration>PT01H33M34S</meta:editing-duration>
    <meta:editing-cycles>4</meta:editing-cycles>
    <meta:printed-by>Robert Lynch</meta:printed-by>
    <meta:print-date>2012-08-10T11:42:24</meta:print-date>
    <meta:document-statistic meta:table-count="2" meta:image-count="0" meta:object-count="0" meta:page-count="6" meta:paragraph-count="360" meta:word-count="1311" meta:character-count="11204"/>
  </office:meta>
</office:document-meta>
</file>